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ff949" officeooo:paragraph-rsid="001ff949"/>
    </style:style>
    <style:style style:name="P2" style:family="paragraph" style:parent-style-name="Standard">
      <style:text-properties fo:font-weight="bold" officeooo:rsid="001ff949" officeooo:paragraph-rsid="001ff949" style:font-weight-asian="bold" style:font-weight-complex="bold"/>
    </style:style>
    <style:style style:name="P3" style:family="paragraph" style:parent-style-name="Standard">
      <style:paragraph-properties fo:text-align="end" style:justify-single-word="false"/>
      <style:text-properties fo:font-weight="bold" officeooo:rsid="00207f97" officeooo:paragraph-rsid="00207f97" style:font-weight-asian="bold" style:font-weight-complex="bold"/>
    </style:style>
    <style:style style:name="P4" style:family="paragraph" style:parent-style-name="Standard">
      <style:text-properties officeooo:rsid="001ff949" officeooo:paragraph-rsid="001ff949"/>
    </style:style>
    <style:style style:name="P5" style:family="paragraph" style:parent-style-name="Text_20_body">
      <style:paragraph-properties fo:padding="0.049cm" fo:border="0.06pt solid #d9d9e3"/>
    </style:style>
    <style:style style:name="P6" style:family="paragraph" style:parent-style-name="Text_20_body">
      <style:text-properties officeooo:rsid="001ff949" officeooo:paragraph-rsid="001ff9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elipe Robles López</text:p>
      <text:p text:style-name="P3">1º ASIR</text:p>
      <text:p text:style-name="P3">Lunes 13 de noviembre de 2023</text:p>
      <text:p text:style-name="P2"/>
      <text:p text:style-name="P2">Actividad 1: ¿Qué es la ley de Moore? ¿Se cumple en la actualidad?</text:p>
      <text:p text:style-name="P1"/>
      <text:p text:style-name="P6">Durante las últimas cinco décadas, la Ley de Moore ha ejercido una influencia significativa en el desarrollo de procesadores y chips, no solo en computadoras, sino también en dispositivos como tabletas, teléfonos móviles y wearables. Esta regla postula que cada dos años se duplica la cantidad de transistores que pueden albergarse en un circuito integrado, lo que se traduce en un aumento de rendimiento y una reducción de costos a lo largo del tiempo.</text:p>
      <text:p text:style-name="P5">Aunque en 2010, el propio Gordon Moore declaró en una entrevista con Techworld que su ley había quedado obsoleta, Intel, el principal fabricante de microprocesadores, mantiene una perspectiva diferente. Según Simón Viñals, director de Tecnología de la multinacional, "a día de hoy, seguimos cumpliendo la Ley de Moore, y tenemos previsto seguir haciéndolo durante al menos siete años más". Viñals aclara que no se trata estrictamente de una ley, sino más bien de un desafío autoimpuesto en la industria para continuar progresando.</text:p>
      <text:p text:style-name="P5">Personalmente, aún no me siento en posición de contradecir a ninguno de los dos expertos, quienes cuentan con una experiencia considerable en este ámbito. Por lo tanto, en este momento, prefiero abstenerme de emitir una opinión al respecto.</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3:25:28.696639399</meta:creation-date>
    <dc:date>2023-11-13T16:59:13.036757347</dc:date>
    <meta:editing-duration>PT9M51S</meta:editing-duration>
    <meta:editing-cycles>3</meta:editing-cycles>
    <meta:generator>LibreOffice/7.3.7.2$Linux_X86_64 LibreOffice_project/30$Build-2</meta:generator>
    <meta:document-statistic meta:table-count="0" meta:image-count="0" meta:object-count="0" meta:page-count="1" meta:paragraph-count="7" meta:word-count="218" meta:character-count="1344" meta:non-whitespace-character-count="1133"/>
  </office:meta>
</office:document-meta>
</file>